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6" text:outline-level="6">1. ifconfig</text:h>
      <text:h text:style-name="Heading_20_6" text:outline-level="6">2. ip</text:h>
      <text:h text:style-name="Heading_20_6" text:outline-level="6">3. traceroute</text:h>
      <text:h text:style-name="Heading_20_6" text:outline-level="6">4. tracepath</text:h>
      <text:h text:style-name="Heading_20_6" text:outline-level="6">5. ping</text:h>
      <text:h text:style-name="Heading_20_6" text:outline-level="6">6. netstat</text:h>
      <text:h text:style-name="Heading_20_6" text:outline-level="6">7. nslookup</text:h>
      <text:h text:style-name="Heading_20_6" text:outline-level="6">8. dig</text:h>
      <text:h text:style-name="Heading_20_6" text:outline-level="6">9. route</text:h>
      <text:h text:style-name="Heading_20_6" text:outline-level="6">10. Host</text:h>
      <text:h text:style-name="Heading_20_6" text:outline-level="6">11. arp</text:h>
      <text:h text:style-name="Heading_20_6" text:outline-level="6">12. iwconfig</text:h>
      <text:h text:style-name="Heading_20_6" text:outline-level="6">13. curl</text:h>
      <text:h text:style-name="Heading_20_6" text:outline-level="6">14. wget</text:h>
      <text:h text:style-name="Heading_20_6" text:outline-level="6">15. telnet</text:h>
      <text:h text:style-name="Heading_20_6" text:outline-level="6">16. whois</text:h>
      <text:h text:style-name="Heading_20_6" text:outline-level="6">17. ifplugstatus</text:h>
      <text:h text:style-name="Heading_20_6" text:outline-level="6">18. nload</text:h>
      <text:h text:style-name="Heading_20_6" text:outline-level="6">20. mail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0:16:48.202741474</meta:creation-date>
    <dc:date>2022-08-30T10:17:07.130164151</dc:date>
    <meta:editing-duration>PT19S</meta:editing-duration>
    <meta:editing-cycles>1</meta:editing-cycles>
    <meta:document-statistic meta:table-count="0" meta:image-count="0" meta:object-count="0" meta:page-count="1" meta:paragraph-count="19" meta:word-count="38" meta:character-count="178" meta:non-whitespace-character-count="159"/>
    <meta:generator>LibreOffice/6.4.7.2$Linux_X86_64 LibreOffice_project/40$Build-2</meta:generator>
  </office:meta>
</office:document-meta>
</file>